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faf5" officeooo:paragraph-rsid="001dfaf5"/>
    </style:style>
    <style:style style:name="P2" style:family="paragraph" style:parent-style-name="Standard">
      <style:paragraph-properties fo:text-align="justify" style:justify-single-word="false"/>
      <style:text-properties officeooo:rsid="001dfaf5" officeooo:paragraph-rsid="001dfaf5"/>
    </style:style>
    <style:style style:name="P3" style:family="paragraph" style:parent-style-name="Standard">
      <style:paragraph-properties fo:text-align="justify" style:justify-single-word="false"/>
      <style:text-properties officeooo:rsid="001dfaf5" officeooo:paragraph-rsid="00230327"/>
    </style:style>
    <style:style style:name="P4" style:family="paragraph" style:parent-style-name="Standard">
      <style:paragraph-properties fo:text-align="justify" style:justify-single-word="false"/>
      <style:text-properties officeooo:paragraph-rsid="00281c31"/>
    </style:style>
    <style:style style:name="P5" style:family="paragraph" style:parent-style-name="Standard">
      <style:paragraph-properties fo:text-align="justify" style:justify-single-word="false"/>
      <style:text-properties officeooo:paragraph-rsid="002bcf4e"/>
    </style:style>
    <style:style style:name="P6" style:family="paragraph" style:parent-style-name="Standard">
      <style:text-properties officeooo:rsid="002bcf4e" officeooo:paragraph-rsid="002bcf4e"/>
    </style:style>
    <style:style style:name="P7" style:family="paragraph" style:parent-style-name="Standard">
      <style:paragraph-properties fo:text-align="justify" style:justify-single-word="false"/>
      <style:text-properties officeooo:rsid="002d65d0" officeooo:paragraph-rsid="002d65d0"/>
    </style:style>
    <style:style style:name="P8" style:family="paragraph" style:parent-style-name="Standard">
      <style:text-properties style:text-underline-style="none" fo:font-weight="bold" officeooo:rsid="002bcf4e" officeooo:paragraph-rsid="002bcf4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2bcf4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paragraph-rsid="002e552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2fed5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d65d0" officeooo:paragraph-rsid="002d65d0" style:font-weight-asian="bold" style:font-weight-complex="bold"/>
    </style:style>
    <style:style style:name="T1" style:family="text">
      <style:text-properties officeooo:rsid="001e42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291" style:font-weight-asian="bold" style:font-weight-complex="bold"/>
    </style:style>
    <style:style style:name="T4" style:family="text">
      <style:text-properties fo:font-weight="normal" officeooo:rsid="00229068" style:font-weight-asian="normal" style:font-weight-complex="normal"/>
    </style:style>
    <style:style style:name="T5" style:family="text">
      <style:text-properties fo:font-weight="normal" officeooo:rsid="00230327" style:font-weight-asian="normal" style:font-weight-complex="normal"/>
    </style:style>
    <style:style style:name="T6" style:family="text">
      <style:text-properties fo:font-weight="normal" officeooo:rsid="0023a9d0" style:font-weight-asian="normal" style:font-weight-complex="normal"/>
    </style:style>
    <style:style style:name="T7" style:family="text">
      <style:text-properties fo:font-weight="normal" officeooo:rsid="00246adb" style:font-weight-asian="normal" style:font-weight-complex="normal"/>
    </style:style>
    <style:style style:name="T8" style:family="text">
      <style:text-properties fo:font-weight="normal" officeooo:rsid="00273e8b" style:font-weight-asian="normal" style:font-weight-complex="normal"/>
    </style:style>
    <style:style style:name="T9" style:family="text">
      <style:text-properties fo:font-style="italic" fo:font-weight="normal" officeooo:rsid="0023032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46ad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fed58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a42b1" style:font-style-asian="normal" style:font-style-complex="normal"/>
    </style:style>
    <style:style style:name="T14" style:family="text">
      <style:text-properties fo:font-style="normal" officeooo:rsid="002bcf4e" style:font-style-asian="normal" style:font-style-complex="normal"/>
    </style:style>
    <style:style style:name="T15" style:family="text">
      <style:text-properties fo:font-style="normal" fo:font-weight="normal" officeooo:rsid="00246ad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488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3e8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81c3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a42b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bcf4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d65d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e552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fed5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1b920" style:font-style-asian="normal" style:font-weight-asian="normal" style:font-style-complex="normal" style:font-weight-complex="normal"/>
    </style:style>
    <style:style style:name="T25" style:family="text">
      <style:text-properties officeooo:rsid="0026c1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de tema de TCC</text:p>
      <text:p text:style-name="P6"/>
      <text:p text:style-name="P8">Apresentação pessoal e escolha do tema</text:p>
      <text:p text:style-name="P2"/>
      <text:p text:style-name="P2"><text:tab/>Olá! Me chamo Felipe Augusto da Silva, aluno do polo de Itaguaí sob a matrícula 191135000. Possuo formação em Licenciatura em Física (<text:span text:style-name="T1">U</text:span>niMSB) e <text:span text:style-name="T25">em </text:span>Matemática(UFF/Cederj), Mestrado em Modelagem Matemática <text:span text:style-name="T25">e Computacional </text:span>(UFRRJ) e atuo como professor na rede estadual e privada de ensino. <text:span text:style-name="T1">Dessa forma, apesar do meu interesse em outras áreas, me sinto apto e motivado para seguir uma linha proposta pelo professor Marcus Vínícius Azevedo Corrêa dos Santos: </text:span><text:span text:style-name="T3">Pesquisa e desenvolvimento de jogo educacional.</text:span></text:p>
      <text:p text:style-name="P3"><text:span text:style-name="T3"/></text:p>
      <text:p text:style-name="P7"><text:span text:style-name="T3">P</text:span><text:span text:style-name="T2">roposta</text:span></text:p>
      <text:p text:style-name="P7"><text:span text:style-name="T2"/></text:p>
      <text:p text:style-name="P3"><text:span text:style-name="T3"><text:tab/></text:span><text:span text:style-name="T4">Minha proposta é a criação de um </text:span><text:span text:style-name="T5">jogo, no estilo </text:span><text:span text:style-name="T9">Role Play Game</text:span><text:span text:style-name="T5"> (RPG), cujo objetivo é funcionar como uma avaliação diagonóstica e oferecer ferramentas para tratar as habilidades, competências, conceitos ou conteúdos ainda não bem desenvolvidas </text:span><text:span text:style-name="T8">pelo jogador</text:span><text:span text:style-name="T5">. </text:span></text:p>
      <text:p text:style-name="P4"><text:span text:style-name="T5"><text:tab/>Esse estilo de jogo é caracterizado por turnos de ação de ataque e defesa</text:span><text:span text:style-name="T4">, </text:span><text:span text:style-name="T6">onde o sucesso e o fracasso dependem dos níveis das habilidades dos personagens. Para cada nível de habilidade está associad</text:span><text:span text:style-name="T7">o</text:span><text:span text:style-name="T6"> um </text:span><text:span text:style-name="T7">ensaio de Bernoulli com taxa de sucesso </text:span><text:span text:style-name="T10">p e </text:span><text:span text:style-name="T15">de fracasso </text:span><text:span text:style-name="T10">(1-p)</text:span><text:span text:style-name="T15">. </text:span></text:p>
      <text:p text:style-name="P4"><text:span text:style-name="T15"><text:tab/>Nos chamados jogos de RPG de livro, cada ensaio é realizado com uso de dados (e dos mais variados). Já nos jogos eletrônicos, </text:span><text:span text:style-name="T16">esse</text:span><text:span text:style-name="T15"> processo é realizado, obviamente, por um gerador de </text:span><text:span text:style-name="T16">nú</text:span><text:span text:style-name="T15">meros pseudo-aleatórios. </text:span><text:span text:style-name="T16">A primeira ideia surge aqui: </text:span><text:span text:style-name="T17">atribuir sucesso e fracasso a resposta de uma </text:span><text:span text:style-name="T16">pergunta </text:span><text:span text:style-name="T17">com níveis de dificuldade equivalentes a taxa de sucesso necessária</text:span><text:span text:style-name="T16">. </text:span><text:span text:style-name="T17">As perguntas, por questões de ordem prática, seriam relacionadas a matemática e física, mas, tranquilamente, podem se estender para as demais áreas do conhecimento.</text:span></text:p>
      <text:p text:style-name="P4"><text:span text:style-name="T17"><text:tab/></text:span><text:span text:style-name="T18">Cada nível de habilidade do personagem estará associado a uma habilidade ou competência dentre as definidas na Base Nacional Curricular Comum (BNCC), trazendo o lúdico para o jogador que está ‘acumulando XP’ e a convergindo para uma avaliação diagnóśtica mais precisa.</text:span></text:p>
      <text:p text:style-name="P5"><text:span text:style-name="T18"><text:tab/></text:span><text:span text:style-name="T19">Depois de algumas jogadas, o tratamento das habilidades e competências menos desenvolvidas entrará em ação através de pequenos diálogos </text:span><text:span text:style-name="T20">interativos </text:span><text:span text:style-name="T19">com personagens da narrativa (NPC’s).</text:span></text:p>
      <text:p text:style-name="P5"><text:span text:style-name="T19"/></text:p>
      <text:p text:style-name="P12"><text:span text:style-name="T13">E</text:span><text:span text:style-name="T12">tapas de desenvolvimento</text:span></text:p>
      <text:p text:style-name="P9"><text:span text:style-name="T14"><text:tab/></text:span></text:p>
      <text:p text:style-name="P9"><text:span text:style-name="T14"><text:tab/></text:span><text:span text:style-name="T21">Sendo esse um projeto com viés pedagógico, a primeira etapa deve corresponder a uma análise sobre o processo de avaliação diagonóstica e de didáticas diferenciadas. </text:span><text:span text:style-name="T23">A escolha dos conteúdos específicos deve ser realizada nesta etapa também. </text:span></text:p>
      <text:p text:style-name="P10"><text:span text:style-name="T21"><text:tab/>A segunda etapa corre</text:span><text:span text:style-name="T22">s</text:span><text:span text:style-name="T21">ponde a elaboração de narrativa, dos cenários e da caracterização dos personagens jogáveis e não jogáveis (‘inimigos’ e ‘</text:span><text:span text:style-name="T22">tutores’</text:span><text:span text:style-name="T21">).</text:span></text:p>
      <text:p text:style-name="P10"><text:span text:style-name="T21"><text:tab/></text:span><text:span text:style-name="T22">A terceita etapa corresponde a elaboração das perguntas, definição dos níveis de dificuldade, falas dos tutores, definição das habilidades nos níveis de jogo e avaliação diagnótica, definição dos indicadores para a ativação das intervenções. </text:span></text:p>
      <text:p text:style-name="P11"><text:span text:style-name="T14"><text:tab/></text:span><text:span text:style-name="T22">A implementação da programação corresponde a essa quarta etapa. </text:span><text:span text:style-name="T23">Por questão de agilidade, pretendo fazer a programação usando a biblioteca PyGame do Python, um banco de dados sqlite, pacotes </text:span><text:span text:style-name="T11">free</text:span><text:span text:style-name="T23"> de mapas e </text:span><text:span text:style-name="T11">sprites</text:span><text:span text:style-name="T23"> 2D e/ou ferramentas de </text:span><text:span text:style-name="T11">CAD</text:span><text:span text:style-name="T23"> <text:s/>como GIMP ou Blender.</text:span></text:p>
      <text:p text:style-name="P11"><text:span text:style-name="T23"><text:tab/>A última etapa correnpode a validação </text:span><text:span text:style-name="T24">do projeto com a participação de alguns jogadores voluntários</text:span><text:span text:style-name="T23">. </text:span><text:span text:style-name="T24">Por validação se entende a interatividade e a análise das curvas de desempenho da aprendizagem. </text:span></text:p>
      <text:p text:style-name="P4"><text:span text:style-name="T18"><text:tab/></text:span></text:p>
      <text:p text:style-name="P4"><text:span text:style-name="T18"><text:tab/> </text:span><text:span text:style-name="T17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5:29:40.645213464</meta:creation-date>
    <dc:date>2021-08-10T19:46:53.158518611</dc:date>
    <meta:editing-duration>PT11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491" meta:character-count="3215" meta:non-whitespace-character-count="2717"/>
  </office:meta>
</office:document-meta>
</file>